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officeooo:rsid="0021515b" officeooo:paragraph-rsid="0021515b"/>
    </style:style>
    <style:style style:name="P2" style:family="paragraph" style:parent-style-name="normal">
      <style:text-properties officeooo:rsid="0021fa78" officeooo:paragraph-rsid="002c9246"/>
    </style:style>
    <style:style style:name="P3" style:family="paragraph" style:parent-style-name="normal">
      <style:text-properties officeooo:rsid="0021515b" officeooo:paragraph-rsid="0021515b"/>
    </style:style>
    <style:style style:name="P4" style:family="paragraph" style:parent-style-name="normal">
      <style:text-properties officeooo:rsid="0021fa78" officeooo:paragraph-rsid="002c9246"/>
    </style:style>
    <style:style style:name="P5" style:family="paragraph" style:parent-style-name="normal">
      <style:text-properties officeooo:rsid="0032dc05" officeooo:paragraph-rsid="0019e071"/>
    </style:style>
    <style:style style:name="P6" style:family="paragraph" style:parent-style-name="normal">
      <style:text-properties officeooo:rsid="001ac958" officeooo:paragraph-rsid="001ac958"/>
    </style:style>
    <style:style style:name="P7" style:family="paragraph" style:parent-style-name="normal">
      <style:text-properties officeooo:rsid="001be4d3" officeooo:paragraph-rsid="001be4d3"/>
    </style:style>
    <style:style style:name="P8" style:family="paragraph" style:parent-style-name="normal">
      <style:text-properties officeooo:rsid="001be4d3" officeooo:paragraph-rsid="001f275a"/>
    </style:style>
    <style:style style:name="P9" style:family="paragraph" style:parent-style-name="normal">
      <style:text-properties officeooo:rsid="001f275a" officeooo:paragraph-rsid="001f275a"/>
    </style:style>
    <style:style style:name="P10" style:family="paragraph" style:parent-style-name="normal">
      <style:text-properties officeooo:rsid="001fc7a4" officeooo:paragraph-rsid="001fc7a4"/>
    </style:style>
    <style:style style:name="P11" style:family="paragraph" style:parent-style-name="normal">
      <style:text-properties officeooo:rsid="001c6057" officeooo:paragraph-rsid="001f275a"/>
    </style:style>
    <style:style style:name="P12" style:family="paragraph" style:parent-style-name="normal">
      <style:text-properties officeooo:rsid="0023b39b" officeooo:paragraph-rsid="0023b39b"/>
    </style:style>
    <style:style style:name="P13" style:family="paragraph" style:parent-style-name="normal">
      <style:text-properties officeooo:rsid="0023ce0c" officeooo:paragraph-rsid="00247fcd"/>
    </style:style>
    <style:style style:name="P14" style:family="paragraph" style:parent-style-name="normal">
      <style:text-properties officeooo:rsid="00247fcd" officeooo:paragraph-rsid="00247fcd"/>
    </style:style>
    <style:style style:name="P15" style:family="paragraph" style:parent-style-name="normal">
      <style:text-properties officeooo:rsid="00264a2e" officeooo:paragraph-rsid="00264a2e"/>
    </style:style>
    <style:style style:name="P16" style:family="paragraph" style:parent-style-name="normal">
      <style:text-properties officeooo:rsid="002e2c2c" officeooo:paragraph-rsid="002e2c2c"/>
    </style:style>
    <style:style style:name="P17" style:family="paragraph" style:parent-style-name="normal">
      <style:text-properties officeooo:rsid="002fb05f" officeooo:paragraph-rsid="002fb05f"/>
    </style:style>
    <style:style style:name="P18" style:family="paragraph" style:parent-style-name="normal">
      <style:text-properties officeooo:rsid="00333e1d" officeooo:paragraph-rsid="00333e1d"/>
    </style:style>
    <style:style style:name="P19" style:family="paragraph" style:parent-style-name="normal">
      <style:text-properties officeooo:rsid="002c9246" officeooo:paragraph-rsid="002c9246"/>
    </style:style>
    <style:style style:name="P20" style:family="paragraph" style:parent-style-name="normal">
      <style:text-properties officeooo:rsid="002418e3" officeooo:paragraph-rsid="00247fcd"/>
    </style:style>
    <style:style style:name="P21" style:family="paragraph" style:parent-style-name="normal">
      <style:text-properties officeooo:rsid="00343826" officeooo:paragraph-rsid="00343826"/>
    </style:style>
    <style:style style:name="P22" style:family="paragraph" style:parent-style-name="normal">
      <style:text-properties officeooo:rsid="00347d7e" officeooo:paragraph-rsid="00347d7e"/>
    </style:style>
    <style:style style:name="P23" style:family="paragraph" style:parent-style-name="normal">
      <style:text-properties officeooo:rsid="0037b7e9" officeooo:paragraph-rsid="0037b7e9"/>
    </style:style>
    <style:style style:name="P24" style:family="paragraph" style:parent-style-name="normal">
      <style:text-properties officeooo:rsid="003929ed" officeooo:paragraph-rsid="003929ed"/>
    </style:style>
    <style:style style:name="P25" style:family="paragraph" style:parent-style-name="normal">
      <style:text-properties officeooo:rsid="003d281f" officeooo:paragraph-rsid="003d281f"/>
    </style:style>
    <style:style style:name="P26" style:family="paragraph" style:parent-style-name="normal">
      <style:text-properties officeooo:rsid="003d5ae7" officeooo:paragraph-rsid="003d5ae7"/>
    </style:style>
    <style:style style:name="P27" style:family="paragraph" style:parent-style-name="normal">
      <style:text-properties officeooo:rsid="003e65c2" officeooo:paragraph-rsid="003e65c2"/>
    </style:style>
    <style:style style:name="P28" style:family="paragraph" style:parent-style-name="normal">
      <style:text-properties officeooo:rsid="003e65c2" officeooo:paragraph-rsid="004158b5"/>
    </style:style>
    <style:style style:name="P29" style:family="paragraph" style:parent-style-name="normal">
      <style:text-properties officeooo:rsid="004158b5" officeooo:paragraph-rsid="004158b5"/>
    </style:style>
    <style:style style:name="P30" style:family="paragraph" style:parent-style-name="normal">
      <style:text-properties officeooo:rsid="00427d73" officeooo:paragraph-rsid="00427d73"/>
    </style:style>
    <style:style style:name="P31" style:family="paragraph" style:parent-style-name="normal">
      <style:text-properties officeooo:rsid="0046f1e8" officeooo:paragraph-rsid="0046f1e8"/>
    </style:style>
    <style:style style:name="P32" style:family="paragraph" style:parent-style-name="normal">
      <style:text-properties officeooo:rsid="0048eee7" officeooo:paragraph-rsid="0048eee7"/>
    </style:style>
    <style:style style:name="P33" style:family="paragraph" style:parent-style-name="normal">
      <style:text-properties officeooo:rsid="0049af48" officeooo:paragraph-rsid="0049af48"/>
    </style:style>
    <style:style style:name="P34" style:family="paragraph" style:parent-style-name="normal">
      <style:text-properties officeooo:rsid="004b83bd" officeooo:paragraph-rsid="004b83bd"/>
    </style:style>
    <style:style style:name="P35" style:family="paragraph" style:parent-style-name="normal">
      <style:text-properties officeooo:rsid="004dbf72" officeooo:paragraph-rsid="004dbf72"/>
    </style:style>
    <style:style style:name="P36" style:family="paragraph" style:parent-style-name="normal">
      <style:text-properties officeooo:rsid="004f659a" officeooo:paragraph-rsid="004f659a"/>
    </style:style>
    <style:style style:name="P37" style:family="paragraph" style:parent-style-name="normal">
      <style:text-properties officeooo:rsid="005305ac" officeooo:paragraph-rsid="005305ac"/>
    </style:style>
    <style:style style:name="P38" style:family="paragraph" style:parent-style-name="normal">
      <style:text-properties officeooo:rsid="005452fd" officeooo:paragraph-rsid="005452fd"/>
    </style:style>
    <style:style style:name="P39" style:family="paragraph" style:parent-style-name="normal">
      <style:text-properties officeooo:rsid="0054c5e5" officeooo:paragraph-rsid="0054c5e5"/>
    </style:style>
    <style:style style:name="P40" style:family="paragraph" style:parent-style-name="normal">
      <style:text-properties officeooo:rsid="005679f6" officeooo:paragraph-rsid="005679f6"/>
    </style:style>
    <style:style style:name="P41" style:family="paragraph" style:parent-style-name="normal">
      <style:text-properties officeooo:rsid="00580054" officeooo:paragraph-rsid="00580054"/>
    </style:style>
    <style:style style:name="P42" style:family="paragraph" style:parent-style-name="normal">
      <style:text-properties officeooo:rsid="005a8cdc" officeooo:paragraph-rsid="005a8cdc"/>
    </style:style>
    <style:style style:name="P43" style:family="paragraph" style:parent-style-name="normal">
      <style:text-properties fo:color="#000000" style:font-name="Times New Roman" fo:font-size="12pt" officeooo:rsid="00580054" officeooo:paragraph-rsid="00580054" style:font-name-asian="Times New Roman1" style:font-size-asian="12pt" style:font-name-complex="Times New Roman1"/>
    </style:style>
    <style:style style:name="P44" style:family="paragraph" style:parent-style-name="normal">
      <style:text-properties officeooo:rsid="005c05ae" officeooo:paragraph-rsid="005c05ae"/>
    </style:style>
    <style:style style:name="P45" style:family="paragraph" style:parent-style-name="normal">
      <style:text-properties officeooo:rsid="005dd9b0" officeooo:paragraph-rsid="005dd9b0"/>
    </style:style>
    <style:style style:name="P46" style:family="paragraph" style:parent-style-name="normal">
      <style:text-properties officeooo:rsid="005dd9b0" officeooo:paragraph-rsid="005e460e"/>
    </style:style>
    <style:style style:name="P47" style:family="paragraph" style:parent-style-name="normal">
      <style:text-properties officeooo:rsid="005e460e" officeooo:paragraph-rsid="005e460e"/>
    </style:style>
    <style:style style:name="P48" style:family="paragraph" style:parent-style-name="normal">
      <style:text-properties officeooo:rsid="005faacb" officeooo:paragraph-rsid="005faacb"/>
    </style:style>
    <style:style style:name="P49" style:family="paragraph" style:parent-style-name="normal">
      <style:text-properties officeooo:rsid="005faacb" officeooo:paragraph-rsid="00605186"/>
    </style:style>
    <style:style style:name="P50" style:family="paragraph" style:parent-style-name="normal">
      <style:text-properties officeooo:rsid="00620c16" officeooo:paragraph-rsid="00620c16"/>
    </style:style>
    <style:style style:name="P51" style:family="paragraph" style:parent-style-name="normal">
      <style:text-properties officeooo:rsid="0063d269" officeooo:paragraph-rsid="0063d269"/>
    </style:style>
    <style:style style:name="P52" style:family="paragraph" style:parent-style-name="normal">
      <style:text-properties officeooo:rsid="006b17a5" officeooo:paragraph-rsid="006b17a5"/>
    </style:style>
    <style:style style:name="P53" style:family="paragraph" style:parent-style-name="normal">
      <style:text-properties officeooo:rsid="00701a24" officeooo:paragraph-rsid="00701a24"/>
    </style:style>
    <style:style style:name="P54" style:family="paragraph" style:parent-style-name="normal">
      <style:text-properties officeooo:rsid="00714932" officeooo:paragraph-rsid="00714932"/>
    </style:style>
    <style:style style:name="P55" style:family="paragraph" style:parent-style-name="normal">
      <style:text-properties officeooo:rsid="0071d695" officeooo:paragraph-rsid="0071d695"/>
    </style:style>
    <style:style style:name="P56" style:family="paragraph" style:parent-style-name="normal">
      <style:text-properties officeooo:rsid="00738078" officeooo:paragraph-rsid="00738078"/>
    </style:style>
    <style:style style:name="P57" style:family="paragraph" style:parent-style-name="normal">
      <style:text-properties officeooo:rsid="0075f325" officeooo:paragraph-rsid="0075f325"/>
    </style:style>
    <style:style style:name="P58" style:family="paragraph" style:parent-style-name="normal">
      <style:text-properties officeooo:rsid="00794bc1" officeooo:paragraph-rsid="00794bc1"/>
    </style:style>
    <style:style style:name="P59" style:family="paragraph" style:parent-style-name="normal">
      <style:text-properties officeooo:rsid="007eb92e" officeooo:paragraph-rsid="007eb92e"/>
    </style:style>
    <style:style style:name="P60" style:family="paragraph" style:parent-style-name="normal">
      <style:text-properties officeooo:rsid="007fbaaa" officeooo:paragraph-rsid="007fbaaa"/>
    </style:style>
    <style:style style:name="P61" style:family="paragraph" style:parent-style-name="normal">
      <style:text-properties officeooo:rsid="007f1cb3" officeooo:paragraph-rsid="007f1cb3" fo:background-color="#ffff00"/>
    </style:style>
    <style:style style:name="P62" style:family="paragraph" style:parent-style-name="normal">
      <style:text-properties officeooo:rsid="008118cb" officeooo:paragraph-rsid="008118cb"/>
    </style:style>
    <style:style style:name="P63" style:family="paragraph" style:parent-style-name="normal">
      <style:text-properties officeooo:rsid="00833d40" officeooo:paragraph-rsid="00833d40"/>
    </style:style>
    <style:style style:name="P64" style:family="paragraph" style:parent-style-name="Standard">
      <style:text-properties officeooo:rsid="0016e448" officeooo:paragraph-rsid="0016e448"/>
    </style:style>
    <style:style style:name="P65" style:family="paragraph" style:parent-style-name="normal">
      <style:paragraph-properties fo:margin-left="0.5835in" fo:margin-right="0in" fo:text-indent="0in" style:auto-text-indent="false"/>
      <style:text-properties officeooo:rsid="00347d7e" officeooo:paragraph-rsid="00347d7e"/>
    </style:style>
    <style:style style:name="P66" style:family="paragraph" style:parent-style-name="normal">
      <style:paragraph-properties fo:margin-left="0.5835in" fo:margin-right="0in" fo:text-indent="0in" style:auto-text-indent="false"/>
      <style:text-properties officeooo:rsid="00580054" officeooo:paragraph-rsid="00580054"/>
    </style:style>
    <style:style style:name="P67" style:family="paragraph" style:parent-style-name="normal">
      <style:paragraph-properties fo:margin-left="0.2917in" fo:margin-right="0in" fo:text-indent="0in" style:auto-text-indent="false"/>
      <style:text-properties officeooo:rsid="005047f3" officeooo:paragraph-rsid="005047f3"/>
    </style:style>
    <style:style style:name="P68" style:family="paragraph" style:parent-style-name="normal">
      <style:paragraph-properties fo:margin-left="0.2917in" fo:margin-right="0in" fo:text-indent="0in" style:auto-text-indent="false"/>
      <style:text-properties officeooo:rsid="005305ac" officeooo:paragraph-rsid="005305ac"/>
    </style:style>
    <style:style style:name="P69" style:family="paragraph" style:parent-style-name="normal">
      <style:paragraph-properties fo:margin-left="0.2917in" fo:margin-right="0in" fo:text-indent="0in" style:auto-text-indent="false"/>
      <style:text-properties officeooo:rsid="005452fd" officeooo:paragraph-rsid="005452fd"/>
    </style:style>
    <style:style style:name="P70" style:family="paragraph" style:parent-style-name="normal">
      <style:paragraph-properties fo:margin-left="0.8752in" fo:margin-right="0in" fo:text-indent="0in" style:auto-text-indent="false"/>
      <style:text-properties officeooo:rsid="004ef63e" officeooo:paragraph-rsid="004ef63e"/>
    </style:style>
    <style:style style:name="P71" style:family="paragraph" style:parent-style-name="normal">
      <style:paragraph-properties fo:margin-left="0.8752in" fo:margin-right="0in" fo:text-indent="0in" style:auto-text-indent="false"/>
      <style:text-properties style:text-underline-style="none" officeooo:rsid="005a8cdc" officeooo:paragraph-rsid="005a8cdc"/>
    </style:style>
    <style:style style:name="P72" style:family="paragraph" style:parent-style-name="normal">
      <style:paragraph-properties fo:margin-left="1.1665in" fo:margin-right="0in" fo:text-indent="0in" style:auto-text-indent="false"/>
      <style:text-properties officeooo:rsid="004ef63e" officeooo:paragraph-rsid="004ef63e"/>
    </style:style>
    <style:style style:name="P73" style:family="paragraph" style:parent-style-name="normal">
      <style:paragraph-properties fo:margin-left="1.1665in" fo:margin-right="0in" fo:text-indent="0in" style:auto-text-indent="false"/>
      <style:text-properties officeooo:rsid="00620c16" officeooo:paragraph-rsid="00620c16"/>
    </style:style>
    <style:style style:name="P74" style:family="paragraph" style:parent-style-name="Standard" style:list-style-name="L2">
      <style:text-properties fo:language="es" fo:country="ES" officeooo:rsid="00843feb" officeooo:paragraph-rsid="00843feb"/>
    </style:style>
    <style:style style:name="P75" style:family="paragraph" style:parent-style-name="normal" style:list-style-name="L1">
      <style:text-properties officeooo:rsid="005dd9b0" officeooo:paragraph-rsid="005dd9b0"/>
    </style:style>
    <style:style style:name="P76" style:family="paragraph" style:parent-style-name="normal" style:list-style-name="L2">
      <style:text-properties officeooo:rsid="00843feb" officeooo:paragraph-rsid="00843feb"/>
    </style:style>
    <style:style style:name="P77" style:family="paragraph" style:parent-style-name="normal">
      <style:text-properties officeooo:rsid="00714932" officeooo:paragraph-rsid="00714932"/>
    </style:style>
    <style:style style:name="P78" style:family="paragraph" style:parent-style-name="normal">
      <style:text-properties officeooo:rsid="00714932" officeooo:paragraph-rsid="008b4ef4"/>
    </style:style>
    <style:style style:name="P79" style:family="paragraph" style:parent-style-name="normal">
      <style:text-properties officeooo:rsid="0021515b" officeooo:paragraph-rsid="0021515b"/>
    </style:style>
    <style:style style:name="P80" style:family="paragraph" style:parent-style-name="normal">
      <style:text-properties officeooo:rsid="0021fa78" officeooo:paragraph-rsid="002c9246"/>
    </style:style>
    <style:style style:name="P81" style:family="paragraph" style:parent-style-name="normal">
      <style:text-properties officeooo:rsid="0084dabd" officeooo:paragraph-rsid="008a63ba" fo:background-color="#ffff00"/>
    </style:style>
    <style:style style:name="P82" style:family="paragraph" style:parent-style-name="normal">
      <style:text-properties officeooo:rsid="007f1cb3" officeooo:paragraph-rsid="008b4ef4" fo:background-color="#ffff00"/>
    </style:style>
    <style:style style:name="P83" style:family="paragraph" style:parent-style-name="normal">
      <style:text-properties officeooo:rsid="0071d695" officeooo:paragraph-rsid="008b4ef4" fo:background-color="#ffff00"/>
    </style:style>
    <style:style style:name="P84" style:family="paragraph" style:parent-style-name="normal">
      <style:text-properties officeooo:rsid="0071d695" officeooo:paragraph-rsid="00714932" fo:background-color="#ffff00"/>
    </style:style>
    <style:style style:name="P85" style:family="paragraph" style:parent-style-name="normal">
      <style:text-properties officeooo:rsid="008b4ef4" officeooo:paragraph-rsid="008b4ef4" fo:background-color="#ffff00"/>
    </style:style>
    <style:style style:name="P86" style:family="paragraph" style:parent-style-name="normal">
      <style:text-properties officeooo:rsid="0086a6ed" officeooo:paragraph-rsid="0086a6ed"/>
    </style:style>
    <style:style style:name="P87" style:family="paragraph" style:parent-style-name="normal" style:list-style-name="L3">
      <style:text-properties officeooo:rsid="0086a6ed" officeooo:paragraph-rsid="0086a6ed"/>
    </style:style>
    <style:style style:name="P88" style:family="paragraph" style:parent-style-name="normal">
      <style:text-properties officeooo:rsid="0086a6ed" officeooo:paragraph-rsid="0087fc0a"/>
    </style:style>
    <style:style style:name="P89" style:family="paragraph" style:parent-style-name="normal" style:list-style-name="L4">
      <style:text-properties officeooo:paragraph-rsid="0087fc0a"/>
    </style:style>
    <style:style style:name="P90" style:family="paragraph" style:parent-style-name="normal">
      <style:text-properties officeooo:rsid="0071d695" officeooo:paragraph-rsid="008b4ef4" fo:background-color="transparent"/>
    </style:style>
    <style:style style:name="P91" style:family="paragraph" style:parent-style-name="normal">
      <style:text-properties officeooo:rsid="008b4ef4" officeooo:paragraph-rsid="008b4ef4" fo:background-color="transparent"/>
    </style:style>
    <style:style style:name="T1" style:family="text">
      <style:text-properties officeooo:rsid="002c9246"/>
    </style:style>
    <style:style style:name="T2" style:family="text">
      <style:text-properties officeooo:rsid="002c9246"/>
    </style:style>
    <style:style style:name="T3" style:family="text">
      <style:text-properties officeooo:rsid="0019e071"/>
    </style:style>
    <style:style style:name="T4" style:family="text">
      <style:text-properties officeooo:rsid="001be4d3"/>
    </style:style>
    <style:style style:name="T5" style:family="text">
      <style:text-properties officeooo:rsid="001c6057"/>
    </style:style>
    <style:style style:name="T6" style:family="text">
      <style:text-properties officeooo:rsid="0023ce0c"/>
    </style:style>
    <style:style style:name="T7" style:family="text">
      <style:text-properties officeooo:rsid="002418e3"/>
    </style:style>
    <style:style style:name="T8" style:family="text">
      <style:text-properties officeooo:rsid="00264a2e"/>
    </style:style>
    <style:style style:name="T9" style:family="text">
      <style:text-properties officeooo:rsid="00270789"/>
    </style:style>
    <style:style style:name="T10" style:family="text">
      <style:text-properties officeooo:rsid="002b49e5"/>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fo:color="#000000" style:font-name="Times New Roman" fo:font-size="12pt" officeooo:rsid="007db4eb" style:font-name-asian="Times New Roman1" style:font-size-asian="12pt" style:font-name-complex="Times New Roman1"/>
    </style:style>
    <style:style style:name="T28" style:family="text">
      <style:text-properties officeooo:rsid="005a8cdc"/>
    </style:style>
    <style:style style:name="T29" style:family="text">
      <style:text-properties officeooo:rsid="005dd9b0"/>
    </style:style>
    <style:style style:name="T30" style:family="text">
      <style:text-properties officeooo:rsid="005e460e"/>
    </style:style>
    <style:style style:name="T31" style:family="text">
      <style:text-properties officeooo:rsid="005faacb"/>
    </style:style>
    <style:style style:name="T32" style:family="text">
      <style:text-properties officeooo:rsid="00605186"/>
    </style:style>
    <style:style style:name="T33" style:family="text">
      <style:text-properties officeooo:rsid="00640a55"/>
    </style:style>
    <style:style style:name="T34" style:family="text">
      <style:text-properties officeooo:rsid="0065077e"/>
    </style:style>
    <style:style style:name="T35" style:family="text">
      <style:text-properties officeooo:rsid="006635bf"/>
    </style:style>
    <style:style style:name="T36" style:family="text">
      <style:text-properties officeooo:rsid="006d849e"/>
    </style:style>
    <style:style style:name="T37" style:family="text">
      <style:text-properties officeooo:rsid="006eff1f"/>
    </style:style>
    <style:style style:name="T38" style:family="text">
      <style:text-properties officeooo:rsid="00701a24"/>
    </style:style>
    <style:style style:name="T39" style:family="text">
      <style:text-properties officeooo:rsid="0071d695"/>
    </style:style>
    <style:style style:name="T40" style:family="text">
      <style:text-properties officeooo:rsid="00725921"/>
    </style:style>
    <style:style style:name="T41" style:family="text">
      <style:text-properties officeooo:rsid="0074a36b"/>
    </style:style>
    <style:style style:name="T42" style:family="text">
      <style:text-properties officeooo:rsid="007783d5"/>
    </style:style>
    <style:style style:name="T43" style:family="text">
      <style:text-properties officeooo:rsid="007ae04e"/>
    </style:style>
    <style:style style:name="T44" style:family="text">
      <style:text-properties officeooo:rsid="007fbaaa"/>
    </style:style>
    <style:style style:name="T45" style:family="text">
      <style:text-properties officeooo:rsid="008118cb"/>
    </style:style>
    <style:style style:name="T46" style:family="text">
      <style:text-properties officeooo:rsid="00817e93"/>
    </style:style>
    <style:style style:name="T47" style:family="text">
      <style:text-properties officeooo:rsid="0087fc0a"/>
    </style:style>
    <style:style style:name="T48" style:family="text">
      <style:text-properties officeooo:rsid="008a63ba"/>
    </style:style>
    <style:style style:name="T49" style:family="text">
      <style:text-properties officeooo:rsid="008bd00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27914736" text:id="ct27914736">
          <text:insertion>
            <office:change-info>
              <dc:creator>Eduardo Grosclaude</dc:creator>
              <dc:date>2014-07-14T08:00:00</dc:date>
            </office:change-info>
          </text:insertion>
        </text:changed-region>
        <text:changed-region xml:id="ct27912320" text:id="ct27912320">
          <text:insertion>
            <office:change-info>
              <dc:creator>Eduardo Grosclaude</dc:creator>
              <dc:date>2014-07-14T08:01:00</dc:date>
            </office:change-info>
          </text:insertion>
        </text:changed-region>
        <text:changed-region xml:id="ct27915360" text:id="ct27915360">
          <text:deletion>
            <office:change-info>
              <dc:creator>Eduardo Grosclaude</dc:creator>
              <dc:date>2014-07-14T08:01:00</dc:date>
            </office:change-info>
            <text:p text:style-name="P1">a</text:p>
          </text:deletion>
        </text:changed-region>
        <text:changed-region xml:id="ct27915600" text:id="ct27915600">
          <text:deletion>
            <office:change-info>
              <dc:creator>Eduardo Grosclaude</dc:creator>
              <dc:date>2014-07-14T08:01:00</dc:date>
            </office:change-info>
            <text:p text:style-name="P1">la herramienta gprof </text:p>
          </text:deletion>
        </text:changed-region>
        <text:changed-region xml:id="ct27916416" text:id="ct27916416">
          <text:insertion>
            <office:change-info>
              <dc:creator>Eduardo Grosclaude</dc:creator>
              <dc:date>2014-07-14T08:01:00</dc:date>
            </office:change-info>
          </text:insertion>
        </text:changed-region>
        <text:changed-region xml:id="ct27916608" text:id="ct27916608">
          <text:deletion>
            <office:change-info>
              <dc:creator>Eduardo Grosclaude</dc:creator>
              <dc:date>2014-07-14T08:02:00</dc:date>
            </office:change-info>
            <text:p text:style-name="P1">veremos </text:p>
          </text:deletion>
        </text:changed-region>
        <text:changed-region xml:id="ct27917184" text:id="ct27917184">
          <text:insertion>
            <office:change-info>
              <dc:creator>Eduardo Grosclaude</dc:creator>
              <dc:date>2014-07-14T08:02:00</dc:date>
            </office:change-info>
          </text:insertion>
        </text:changed-region>
        <text:changed-region xml:id="ct27918368" text:id="ct27918368">
          <text:insertion>
            <office:change-info>
              <dc:creator>Eduardo Grosclaude</dc:creator>
              <dc:date>2014-07-14T08:02:00</dc:date>
            </office:change-info>
          </text:insertion>
        </text:changed-region>
        <text:changed-region xml:id="ct27918592" text:id="ct27918592">
          <text:deletion>
            <office:change-info>
              <dc:creator>Eduardo Grosclaude</dc:creator>
              <dc:date>2014-07-14T08:02:00</dc:date>
            </office:change-info>
            <text:p text:style-name="P1">e</text:p>
          </text:deletion>
        </text:changed-region>
        <text:changed-region xml:id="ct27919472" text:id="ct27919472">
          <text:insertion>
            <office:change-info>
              <dc:creator>Eduardo Grosclaude</dc:creator>
              <dc:date>2014-07-14T08:02:00</dc:date>
            </office:change-info>
          </text:insertion>
        </text:changed-region>
        <text:changed-region xml:id="ct27919664" text:id="ct27919664">
          <text:deletion>
            <office:change-info>
              <dc:creator>Eduardo Grosclaude</dc:creator>
              <dc:date>2014-07-14T08:02:00</dc:date>
            </office:change-info>
            <text:p text:style-name="P1">a</text:p>
          </text:deletion>
        </text:changed-region>
        <text:changed-region xml:id="ct27919888" text:id="ct27919888">
          <text:deletion>
            <office:change-info>
              <dc:creator>Eduardo Grosclaude</dc:creator>
              <dc:date>2014-07-14T08:02:00</dc:date>
            </office:change-info>
            <text:p text:style-name="P1">con ello identificar </text:p>
          </text:deletion>
        </text:changed-region>
        <text:changed-region xml:id="ct27920640" text:id="ct27920640">
          <text:insertion>
            <office:change-info>
              <dc:creator>Eduardo Grosclaude</dc:creator>
              <dc:date>2014-07-14T08:02:00</dc:date>
            </office:change-info>
          </text:insertion>
        </text:changed-region>
        <text:changed-region xml:id="ct27920832" text:id="ct27920832">
          <text:deletion>
            <office:change-info>
              <dc:creator>Eduardo Grosclaude</dc:creator>
              <dc:date>2014-07-14T08:02:00</dc:date>
            </office:change-info>
            <text:p text:style-name="P1">a</text:p>
          </text:deletion>
        </text:changed-region>
        <text:changed-region xml:id="ct27921568" text:id="ct27921568">
          <text:insertion>
            <office:change-info>
              <dc:creator>Eduardo Grosclaude</dc:creator>
              <dc:date>2014-07-14T08:02:00</dc:date>
            </office:change-info>
          </text:insertion>
        </text:changed-region>
        <text:changed-region xml:id="ct27921760" text:id="ct27921760">
          <text:deletion>
            <office:change-info>
              <dc:creator>Eduardo Grosclaude</dc:creator>
              <dc:date>2014-07-14T08:02:00</dc:date>
            </office:change-info>
            <text:p text:style-name="P1">a</text:p>
          </text:deletion>
        </text:changed-region>
        <text:changed-region xml:id="ct27921136" text:id="ct27921136">
          <text:insertion>
            <office:change-info>
              <dc:creator>Unknown Author</dc:creator>
              <dc:date>2014-07-15T19:23:00</dc:date>
            </office:change-info>
          </text:insertion>
        </text:changed-region>
        <text:changed-region xml:id="ct27914928" text:id="ct27914928">
          <text:insertion>
            <office:change-info>
              <dc:creator>Unknown Author</dc:creator>
              <dc:date>2014-07-15T19:57:00</dc:date>
            </office:change-info>
          </text:insertion>
        </text:changed-region>
        <text:changed-region xml:id="ct27917440" text:id="ct27917440">
          <text:insertion>
            <office:change-info>
              <dc:creator>Unknown Author</dc:creator>
              <dc:date>2014-07-15T19:58:00</dc:date>
            </office:change-info>
          </text:insertion>
        </text:changed-region>
        <text:changed-region xml:id="ct27894048" text:id="ct27894048">
          <text:insertion>
            <office:change-info>
              <dc:creator>Unknown Author</dc:creator>
              <dc:date>2014-07-15T19:52:00</dc:date>
            </office:change-info>
          </text:insertion>
        </text:changed-region>
        <text:changed-region xml:id="ct27925840" text:id="ct27925840">
          <text:insertion>
            <office:change-info>
              <dc:creator>Unknown Author</dc:creator>
              <dc:date>2014-07-15T19:53:00</dc:date>
            </office:change-info>
          </text:insertion>
        </text:changed-region>
        <text:changed-region xml:id="ct27931712" text:id="ct27931712">
          <text:insertion>
            <office:change-info>
              <dc:creator>Unknown Author</dc:creator>
              <dc:date>2014-07-15T19:54:00</dc:date>
            </office:change-info>
          </text:insertion>
        </text:changed-region>
        <text:changed-region xml:id="ct27931904" text:id="ct27931904">
          <text:insertion>
            <office:change-info>
              <dc:creator>Unknown Author</dc:creator>
              <dc:date>2014-07-15T19:55:00</dc:date>
            </office:change-info>
          </text:insertion>
        </text:changed-region>
        <text:changed-region xml:id="ct27936720" text:id="ct27936720">
          <text:insertion>
            <office:change-info>
              <dc:creator>Unknown Author</dc:creator>
              <dc:date>2014-07-15T20:00:00</dc:date>
            </office:change-info>
          </text:insertion>
        </text:changed-region>
        <text:changed-region xml:id="ct27936912" text:id="ct27936912">
          <text:insertion>
            <office:change-info>
              <dc:creator>Unknown Author</dc:creator>
              <dc:date>2014-07-15T20:01:00</dc:date>
            </office:change-info>
          </text:insertion>
        </text:changed-region>
        <text:changed-region xml:id="ct27937104" text:id="ct27937104">
          <text:insertion>
            <office:change-info>
              <dc:creator>Unknown Author</dc:creator>
              <dc:date>2014-07-15T20:05:00</dc:date>
            </office:change-info>
          </text:insertion>
        </text:changed-region>
        <text:changed-region xml:id="ct27937296" text:id="ct27937296">
          <text:insertion>
            <office:change-info>
              <dc:creator>Unknown Author</dc:creator>
              <dc:date>2014-07-15T20:06:00</dc:date>
            </office:change-info>
          </text:insertion>
        </text:changed-region>
        <text:changed-region xml:id="ct27934288" text:id="ct27934288">
          <text:insertion>
            <office:change-info>
              <dc:creator>Unknown Author</dc:creator>
              <dc:date>2014-07-15T20:07:00</dc:date>
            </office:change-info>
          </text:insertion>
        </text:changed-region>
        <text:changed-region xml:id="ct27938656" text:id="ct27938656">
          <text:insertion>
            <office:change-info>
              <dc:creator>Unknown Author</dc:creator>
              <dc:date>2014-07-15T20:08:00</dc:date>
            </office:change-info>
          </text:insertion>
        </text:changed-region>
        <text:changed-region xml:id="ct27937488" text:id="ct27937488">
          <text:insertion>
            <office:change-info>
              <dc:creator>Unknown Author</dc:creator>
              <dc:date>2014-07-15T20:09:00</dc:date>
            </office:change-info>
          </text:insertion>
        </text:changed-region>
        <text:changed-region xml:id="ct27937680" text:id="ct27937680">
          <text:insertion>
            <office:change-info>
              <dc:creator>Unknown Author</dc:creator>
              <dc:date>2014-07-15T20:10:00</dc:date>
            </office:change-info>
          </text:insertion>
        </text:changed-region>
        <text:changed-region xml:id="ct27938384" text:id="ct27938384">
          <text:insertion>
            <office:change-info>
              <dc:creator>Unknown Author</dc:creator>
              <dc:date>2014-07-15T20:11:00</dc:date>
            </office:change-info>
          </text:insertion>
        </text:changed-region>
        <text:changed-region xml:id="ct27939584" text:id="ct27939584">
          <text:insertion>
            <office:change-info>
              <dc:creator>Unknown Author</dc:creator>
              <dc:date>2014-07-15T20:12:00</dc:date>
            </office:change-info>
          </text:insertion>
        </text:changed-region>
        <text:changed-region xml:id="ct27920304" text:id="ct27920304">
          <text:insertion>
            <office:change-info>
              <dc:creator>Unknown Author</dc:creator>
              <dc:date>2014-07-15T20:13:00</dc:date>
            </office:change-info>
          </text:insertion>
        </text:changed-region>
        <text:changed-region xml:id="ct27939872" text:id="ct27939872">
          <text:insertion>
            <office:change-info>
              <dc:creator>Unknown Author</dc:creator>
              <dc:date>2014-07-15T20:14:00</dc:date>
            </office:change-info>
          </text:insertion>
        </text:changed-region>
        <text:changed-region xml:id="ct27936352" text:id="ct27936352">
          <text:insertion>
            <office:change-info>
              <dc:creator>Unknown Author</dc:creator>
              <dc:date>2014-07-15T20:15:00</dc:date>
            </office:change-info>
          </text:insertion>
        </text:changed-region>
        <text:changed-region xml:id="ct27941200" text:id="ct27941200">
          <text:insertion>
            <office:change-info>
              <dc:creator>Unknown Author</dc:creator>
              <dc:date>2014-07-15T20:16:00</dc:date>
            </office:change-info>
          </text:insertion>
        </text:changed-region>
        <text:changed-region xml:id="ct27942048" text:id="ct27942048">
          <text:insertion>
            <office:change-info>
              <dc:creator>Unknown Author</dc:creator>
              <dc:date>2014-07-15T20:18:00</dc:date>
            </office:change-info>
          </text:insertion>
        </text:changed-region>
        <text:changed-region xml:id="ct27938048" text:id="ct27938048">
          <text:insertion>
            <office:change-info>
              <dc:creator>Unknown Author</dc:creator>
              <dc:date>2014-07-15T20:19:00</dc:date>
            </office:change-info>
          </text:insertion>
        </text:changed-region>
        <text:changed-region xml:id="ct27940304" text:id="ct27940304">
          <text:insertion>
            <office:change-info>
              <dc:creator>Unknown Author</dc:creator>
              <dc:date>2014-07-15T20:20:00</dc:date>
            </office:change-info>
          </text:insertion>
        </text:changed-region>
        <text:changed-region xml:id="ct27873024" text:id="ct27873024">
          <text:insertion>
            <office:change-info>
              <dc:creator>Unknown Author</dc:creator>
              <dc:date>2014-07-15T21:29:00</dc:date>
            </office:change-info>
          </text:insertion>
        </text:changed-region>
        <text:changed-region xml:id="ct27872576" text:id="ct27872576">
          <text:insertion>
            <office:change-info>
              <dc:creator>Unknown Author</dc:creator>
              <dc:date>2014-07-15T20:21:00</dc:date>
            </office:change-info>
          </text:insertion>
        </text:changed-region>
        <text:changed-region xml:id="ct27872768" text:id="ct27872768">
          <text:insertion>
            <office:change-info>
              <dc:creator>Unknown Author</dc:creator>
              <dc:date>2014-07-15T20:22:00</dc:date>
            </office:change-info>
          </text:insertion>
        </text:changed-region>
        <text:changed-region xml:id="ct27944992" text:id="ct27944992">
          <text:insertion>
            <office:change-info>
              <dc:creator>Unknown Author</dc:creator>
              <dc:date>2014-07-15T20:23:00</dc:date>
            </office:change-info>
          </text:insertion>
        </text:changed-region>
        <text:changed-region xml:id="ct27874336" text:id="ct27874336">
          <text:insertion>
            <office:change-info>
              <dc:creator>Unknown Author</dc:creator>
              <dc:date>2014-07-15T21:49:00</dc:date>
            </office:change-info>
          </text:insertion>
        </text:changed-region>
        <text:changed-region xml:id="ct27944320" text:id="ct27944320">
          <text:insertion>
            <office:change-info>
              <dc:creator>Unknown Author</dc:creator>
              <dc:date>2014-07-15T21:50:00</dc:date>
            </office:change-info>
          </text:insertion>
        </text:changed-region>
        <text:changed-region xml:id="ct27935776" text:id="ct27935776">
          <text:insertion>
            <office:change-info>
              <dc:creator>Unknown Author</dc:creator>
              <dc:date>2014-07-19T12:08:00</dc:date>
            </office:change-info>
          </text:insertion>
        </text:changed-region>
        <text:changed-region xml:id="ct27941392" text:id="ct27941392">
          <text:insertion>
            <office:change-info>
              <dc:creator>Unknown Author</dc:creator>
              <dc:date>2014-07-19T12:09:00</dc:date>
            </office:change-info>
          </text:insertion>
        </text:changed-region>
        <text:changed-region xml:id="ct27945568" text:id="ct27945568">
          <text:insertion>
            <office:change-info>
              <dc:creator>Unknown Author</dc:creator>
              <dc:date>2014-07-19T12:10:00</dc:date>
            </office:change-info>
          </text:insertion>
        </text:changed-region>
        <text:changed-region xml:id="ct27946416" text:id="ct27946416">
          <text:insertion>
            <office:change-info>
              <dc:creator>Unknown Author</dc:creator>
              <dc:date>2014-07-19T12:11:00</dc:date>
            </office:change-info>
          </text:insertion>
        </text:changed-region>
        <text:changed-region xml:id="ct27945264" text:id="ct27945264">
          <text:insertion>
            <office:change-info>
              <dc:creator>Unknown Author</dc:creator>
              <dc:date>2014-07-19T12:12:00</dc:date>
            </office:change-info>
          </text:insertion>
        </text:changed-region>
        <text:changed-region xml:id="ct27873456" text:id="ct27873456">
          <text:insertion>
            <office:change-info>
              <dc:creator>Unknown Author</dc:creator>
              <dc:date>2014-07-19T12:15:00</dc:date>
            </office:change-info>
          </text:insertion>
        </text:changed-region>
        <text:changed-region xml:id="ct27946608" text:id="ct27946608">
          <text:insertion>
            <office:change-info>
              <dc:creator>Unknown Author</dc:creator>
              <dc:date>2014-07-19T12:16:00</dc:date>
            </office:change-info>
          </text:insertion>
        </text:changed-region>
        <text:changed-region xml:id="ct27874864" text:id="ct27874864">
          <text:insertion>
            <office:change-info>
              <dc:creator>Unknown Author</dc:creator>
              <dc:date>2014-07-19T12:17:00</dc:date>
            </office:change-info>
          </text:insertion>
        </text:changed-region>
        <text:changed-region xml:id="ct27958672" text:id="ct27958672">
          <text:insertion>
            <office:change-info>
              <dc:creator>Unknown Author</dc:creator>
              <dc:date>2014-07-19T12:18:00</dc:date>
            </office:change-info>
          </text:insertion>
        </text:changed-region>
        <text:changed-region xml:id="ct52899632" text:id="ct52899632">
          <text:insertion>
            <office:change-info>
              <dc:creator>Autor desconocido</dc:creator>
              <dc:date>2014-09-15T12:06:00</dc:date>
            </office:change-info>
          </text:insertion>
        </text:changed-region>
        <text:changed-region xml:id="ct51731504" text:id="ct51731504">
          <text:insertion>
            <office:change-info>
              <dc:creator>Unknown Author</dc:creator>
              <dc:date>2014-07-19T12:18:00</dc:date>
            </office:change-info>
          </text:insertion>
        </text:changed-region>
        <text:changed-region xml:id="ct27961392" text:id="ct27961392">
          <text:insertion>
            <office:change-info>
              <dc:creator>Unknown Author</dc:creator>
              <dc:date>2014-08-12T23:53:00</dc:date>
            </office:change-info>
          </text:insertion>
        </text:changed-region>
        <text:changed-region xml:id="ct27961696" text:id="ct27961696">
          <text:insertion>
            <office:change-info>
              <dc:creator>Unknown Author</dc:creator>
              <dc:date>2014-08-12T23:55:00</dc:date>
            </office:change-info>
          </text:insertion>
        </text:changed-region>
        <text:changed-region xml:id="ct27961888" text:id="ct27961888">
          <text:insertion>
            <office:change-info>
              <dc:creator>Unknown Author</dc:creator>
              <dc:date>2014-08-12T23:56:00</dc:date>
            </office:change-info>
          </text:insertion>
        </text:changed-region>
        <text:changed-region xml:id="ct27962080" text:id="ct27962080">
          <text:insertion>
            <office:change-info>
              <dc:creator>Unknown Author</dc:creator>
              <dc:date>2014-08-12T23:57:00</dc:date>
            </office:change-info>
          </text:insertion>
        </text:changed-region>
        <text:changed-region xml:id="ct27962384" text:id="ct27962384">
          <text:insertion>
            <office:change-info>
              <dc:creator>Unknown Author</dc:creator>
              <dc:date>2014-08-12T23:58:00</dc:date>
            </office:change-info>
          </text:insertion>
        </text:changed-region>
        <text:changed-region xml:id="ct27967840" text:id="ct27967840">
          <text:insertion>
            <office:change-info>
              <dc:creator>Unknown Author</dc:creator>
              <dc:date>2014-08-12T23:59:00</dc:date>
            </office:change-info>
          </text:insertion>
        </text:changed-region>
        <text:changed-region xml:id="ct27961136" text:id="ct27961136">
          <text:insertion>
            <office:change-info>
              <dc:creator>Unknown Author</dc:creator>
              <dc:date>2014-08-13</dc:date>
            </office:change-info>
          </text:insertion>
        </text:changed-region>
        <text:changed-region xml:id="ct26616784" text:id="ct26616784">
          <text:insertion>
            <office:change-info>
              <dc:creator>Unknown Author</dc:creator>
              <dc:date>2014-08-13T00:01:00</dc:date>
            </office:change-info>
          </text:insertion>
        </text:changed-region>
        <text:changed-region xml:id="ct27969072" text:id="ct27969072">
          <text:insertion>
            <office:change-info>
              <dc:creator>Unknown Author</dc:creator>
              <dc:date>2014-08-13T00:02:00</dc:date>
            </office:change-info>
          </text:insertion>
        </text:changed-region>
        <text:changed-region xml:id="ct27968464" text:id="ct27968464">
          <text:insertion>
            <office:change-info>
              <dc:creator>Autor desconocido</dc:creator>
              <dc:date>2014-09-15T11:55:00</dc:date>
            </office:change-info>
          </text:insertion>
        </text:changed-region>
        <text:changed-region xml:id="ct31340048" text:id="ct31340048">
          <text:insertion>
            <office:change-info>
              <dc:creator>Autor desconocido</dc:creator>
              <dc:date>2014-09-15T11:40:00</dc:date>
            </office:change-info>
          </text:insertion>
        </text:changed-region>
        <text:changed-region xml:id="ct50704016" text:id="ct50704016">
          <text:insertion>
            <office:change-info>
              <dc:creator>Autor desconocido</dc:creator>
              <dc:date>2014-09-15T11:57:00</dc:date>
            </office:change-info>
          </text:insertion>
        </text:changed-region>
        <text:changed-region xml:id="ct50309712" text:id="ct50309712">
          <text:insertion>
            <office:change-info>
              <dc:creator>Autor desconocido</dc:creator>
              <dc:date>2014-09-15T11:40:00</dc:date>
            </office:change-info>
          </text:insertion>
        </text:changed-region>
        <text:changed-region xml:id="ct40903584" text:id="ct40903584">
          <text:insertion>
            <office:change-info>
              <dc:creator>Autor desconocido</dc:creator>
              <dc:date>2014-09-15T11:58:00</dc:date>
            </office:change-info>
          </text:insertion>
        </text:changed-region>
        <text:changed-region xml:id="ct49342096" text:id="ct49342096">
          <text:insertion>
            <office:change-info>
              <dc:creator>Autor desconocido</dc:creator>
              <dc:date>2014-09-15T11:40:00</dc:date>
            </office:change-info>
          </text:insertion>
        </text:changed-region>
        <text:changed-region xml:id="ct52888256" text:id="ct52888256">
          <text:insertion>
            <office:change-info>
              <dc:creator>Autor desconocido</dc:creator>
              <dc:date>2014-09-15T12:01:00</dc:date>
            </office:change-info>
          </text:insertion>
        </text:changed-region>
        <text:changed-region xml:id="ct40898144" text:id="ct40898144">
          <text:insertion>
            <office:change-info>
              <dc:creator>Autor desconocido</dc:creator>
              <dc:date>2014-09-15T11:40:00</dc:date>
            </office:change-info>
          </text:insertion>
        </text:changed-region>
        <text:changed-region xml:id="ct50377728" text:id="ct50377728">
          <text:insertion>
            <office:change-info>
              <dc:creator>Unknown Author</dc:creator>
              <dc:date>2014-07-19T12:18:00</dc:date>
            </office:change-info>
          </text:insertion>
        </text:changed-region>
        <text:changed-region xml:id="ct50303664" text:id="ct50303664">
          <text:insertion>
            <office:change-info>
              <dc:creator>Autor desconocido</dc:creator>
              <dc:date>2014-09-15T12:08:00</dc:date>
            </office:change-info>
          </text:insertion>
        </text:changed-region>
        <text:changed-region xml:id="ct27974208" text:id="ct27974208">
          <text:insertion>
            <office:change-info>
              <dc:creator>Eduardo Grosclaude</dc:creator>
              <dc:date>2014-07-14T08:03:00</dc:date>
            </office:change-info>
          </text:insertion>
        </text:changed-region>
        <text:changed-region xml:id="ct27974800" text:id="ct27974800">
          <text:deletion>
            <office:change-info>
              <dc:creator>Unknown Author</dc:creator>
              <dc:date>2014-07-15T21:51:00</dc:date>
            </office:change-info>
            <text:p text:style-name="P2"><text:span text:style-name="T1">que </text:span></text:p>
          </text:deletion>
        </text:changed-region>
        <text:changed-region xml:id="ct27977632" text:id="ct27977632">
          <text:insertion>
            <office:change-info>
              <dc:creator>Unknown Author</dc:creator>
              <dc:date>2014-07-15T21:52:00</dc:date>
            </office:change-info>
          </text:insertion>
        </text:changed-region>
        <text:changed-region xml:id="ct27982368" text:id="ct27982368">
          <text:insertion>
            <office:change-info>
              <dc:creator>Unknown Author</dc:creator>
              <dc:date>2014-07-14T21:18:00</dc:date>
            </office:change-info>
          </text:insertion>
        </text:changed-region>
        <text:changed-region xml:id="ct27982560" text:id="ct27982560">
          <text:insertion>
            <office:change-info>
              <dc:creator>Unknown Author</dc:creator>
              <dc:date>2014-07-14T21:19:00</dc:date>
            </office:change-info>
          </text:insertion>
        </text:changed-region>
        <text:changed-region xml:id="ct26856816" text:id="ct26856816">
          <text:insertion>
            <office:change-info>
              <dc:creator>Unknown Author</dc:creator>
              <dc:date>2014-07-14T21:20:00</dc:date>
            </office:change-info>
          </text:insertion>
        </text:changed-region>
        <text:changed-region xml:id="ct26857008" text:id="ct26857008">
          <text:insertion>
            <office:change-info>
              <dc:creator>Unknown Author</dc:creator>
              <dc:date>2014-07-14T21:21:00</dc:date>
            </office:change-info>
          </text:insertion>
        </text:changed-region>
        <text:changed-region xml:id="ct26860096" text:id="ct26860096">
          <text:insertion>
            <office:change-info>
              <dc:creator>Unknown Author</dc:creator>
              <dc:date>2014-07-14T21:22:00</dc:date>
            </office:change-info>
          </text:insertion>
        </text:changed-region>
        <text:changed-region xml:id="ct26860288" text:id="ct26860288">
          <text:insertion>
            <office:change-info>
              <dc:creator>Unknown Author</dc:creator>
              <dc:date>2014-07-14T21:23:00</dc:date>
            </office:change-info>
          </text:insertion>
        </text:changed-region>
        <text:changed-region xml:id="ct26858336" text:id="ct26858336">
          <text:insertion>
            <office:change-info>
              <dc:creator>Unknown Author</dc:creator>
              <dc:date>2014-07-14T21:24:00</dc:date>
            </office:change-info>
          </text:insertion>
        </text:changed-region>
        <text:changed-region xml:id="ct26858528" text:id="ct26858528">
          <text:insertion>
            <office:change-info>
              <dc:creator>Unknown Author</dc:creator>
              <dc:date>2014-07-14T21:25:00</dc:date>
            </office:change-info>
          </text:insertion>
        </text:changed-region>
        <text:changed-region xml:id="ct26860992" text:id="ct26860992">
          <text:insertion>
            <office:change-info>
              <dc:creator>Unknown Author</dc:creator>
              <dc:date>2014-07-14T21:26:00</dc:date>
            </office:change-info>
          </text:insertion>
        </text:changed-region>
        <text:changed-region xml:id="ct27894400" text:id="ct27894400">
          <text:insertion>
            <office:change-info>
              <dc:creator>Unknown Author</dc:creator>
              <dc:date>2014-07-14T21:27:00</dc:date>
            </office:change-info>
          </text:insertion>
        </text:changed-region>
        <text:changed-region xml:id="ct26862864" text:id="ct26862864">
          <text:insertion>
            <office:change-info>
              <dc:creator>Unknown Author</dc:creator>
              <dc:date>2014-07-14T21:28:00</dc:date>
            </office:change-info>
          </text:insertion>
        </text:changed-region>
        <text:changed-region xml:id="ct26864160" text:id="ct26864160">
          <text:insertion>
            <office:change-info>
              <dc:creator>Unknown Author</dc:creator>
              <dc:date>2014-07-14T21:32:00</dc:date>
            </office:change-info>
          </text:insertion>
        </text:changed-region>
        <text:changed-region xml:id="ct26861760" text:id="ct26861760">
          <text:insertion>
            <office:change-info>
              <dc:creator>Unknown Author</dc:creator>
              <dc:date>2014-07-14T21:43:00</dc:date>
            </office:change-info>
          </text:insertion>
        </text:changed-region>
        <text:changed-region xml:id="ct26864352" text:id="ct26864352">
          <text:insertion>
            <office:change-info>
              <dc:creator>Unknown Author</dc:creator>
              <dc:date>2014-07-14T21:33:00</dc:date>
            </office:change-info>
          </text:insertion>
        </text:changed-region>
        <text:changed-region xml:id="ct26864544" text:id="ct26864544">
          <text:insertion>
            <office:change-info>
              <dc:creator>Unknown Author</dc:creator>
              <dc:date>2014-07-14T21:43:00</dc:date>
            </office:change-info>
          </text:insertion>
        </text:changed-region>
        <text:changed-region xml:id="ct26861952" text:id="ct26861952">
          <text:insertion>
            <office:change-info>
              <dc:creator>Unknown Author</dc:creator>
              <dc:date>2014-07-14T21:44:00</dc:date>
            </office:change-info>
          </text:insertion>
        </text:changed-region>
        <text:changed-region xml:id="ct26864960" text:id="ct26864960">
          <text:insertion>
            <office:change-info>
              <dc:creator>Unknown Author</dc:creator>
              <dc:date>2014-07-14T21:45:00</dc:date>
            </office:change-info>
          </text:insertion>
        </text:changed-region>
        <text:changed-region xml:id="ct26860672" text:id="ct26860672">
          <text:insertion>
            <office:change-info>
              <dc:creator>Unknown Author</dc:creator>
              <dc:date>2014-07-14T21:46:00</dc:date>
            </office:change-info>
          </text:insertion>
        </text:changed-region>
        <text:changed-region xml:id="ct26865232" text:id="ct26865232">
          <text:insertion>
            <office:change-info>
              <dc:creator>Unknown Author</dc:creator>
              <dc:date>2014-07-14T21:48:00</dc:date>
            </office:change-info>
          </text:insertion>
        </text:changed-region>
        <text:changed-region xml:id="ct26865424" text:id="ct26865424">
          <text:insertion>
            <office:change-info>
              <dc:creator>Unknown Author</dc:creator>
              <dc:date>2014-07-14T21:49:00</dc:date>
            </office:change-info>
          </text:insertion>
        </text:changed-region>
        <text:changed-region xml:id="ct26865616" text:id="ct26865616">
          <text:insertion>
            <office:change-info>
              <dc:creator>Unknown Author</dc:creator>
              <dc:date>2014-07-14T21:51:00</dc:date>
            </office:change-info>
          </text:insertion>
        </text:changed-region>
        <text:changed-region xml:id="ct26865808" text:id="ct26865808">
          <text:insertion>
            <office:change-info>
              <dc:creator>Unknown Author</dc:creator>
              <dc:date>2014-07-14T21:52:00</dc:date>
            </office:change-info>
          </text:insertion>
        </text:changed-region>
        <text:changed-region xml:id="ct26863104" text:id="ct26863104">
          <text:insertion>
            <office:change-info>
              <dc:creator>Unknown Author</dc:creator>
              <dc:date>2014-07-14T21: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CAPITULO 3</text:p>
      <text:p text:style-name="P5"/>
      <text:p text:style-name="P5"><text:span text:style-name="T3">O</text:span>ptimización e implementación de multiprocesamiento <text:span text:style-name="T3">con OpenMP</text:span> <text:span text:style-name="T3">en Fortran </text:span>para una aplicación legacy de Dinámica de Fluidos.</text:p>
      <text:p text:style-name="P5"/>
      <text:p text:style-name="P7">3.1 Introducción</text:p>
      <text:p text:style-name="P6"/>
      <text:p text:style-name="P8">En <text:span text:style-name="T5">los capítulos anteriores presentamos tanto la problemática por la cual surge la idea y la necesidad de paralelización en la programación, como cuales serían las herramientas a utilizar, en nuestro caso OpenMP bajo Fortran. </text:span></text:p>
      <text:p text:style-name="P11">La elección del lenguaje Fortran es debido a que el usuario de la aplicación utilizada es también su creador, de manera que para hacer lo mas transparente posible el cambio se decide no alterar este aspecto del programa.</text:p>
      <text:p text:style-name="P9">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start text:change-id="ct27914736"/></text:p>
      <text:p text:style-name="P39">AQUI HAY QUE INSERTAR UN POCO DE MARCO TEORICO DE OPTIMIZACION, POR QUÉ SE VA A SEGUIR EL PROCESO QUE SE SIGUE (hacer todas las citas de Garg &amp;co. que haga falta con gráficos, etc). Puede lleva<text:change-end text:change-id="ct27914736"/><text:change-start text:change-id="ct27912320"/>r una subsección aparte.<text:change-end text:change-id="ct27912320"/></text:p>
      <text:p text:style-name="P1">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1">También realizaremos un<text:change text:change-id="ct27915360"/> análisis del perfil de ejecución de la aplicación con <text:change text:change-id="ct27915600"/><text:change-start text:change-id="ct27916416"/><text:span text:style-name="T25">una herramienta de perfilado (PARTICULARIZAR LO MAS TARDE POSIBLE) </text:span><text:change-end text:change-id="ct27916416"/>con la cual <text:change text:change-id="ct27916608"/><text:change-start text:change-id="ct27917184"/><text:span text:style-name="T25">identificaremos </text:span><text:change-end text:change-id="ct27917184"/>qu<text:change-start text:change-id="ct27918368"/><text:span text:style-name="T25">é</text:span><text:change-end text:change-id="ct27918368"/><text:change text:change-id="ct27918592"/> rutinas son las que m<text:change-start text:change-id="ct27919472"/><text:span text:style-name="T25">á</text:span><text:change-end text:change-id="ct27919472"/><text:change text:change-id="ct27919664"/>s tiempo consumen y <text:change text:change-id="ct27919888"/>cu<text:change-start text:change-id="ct27920640"/><text:span text:style-name="T25">á</text:span><text:change-end text:change-id="ct27920640"/><text:change text:change-id="ct27920832"/>les son las m<text:change-start text:change-id="ct27921568"/><text:span text:style-name="T25">á</text:span><text:change-end text:change-id="ct27921568"/><text:change text:change-id="ct27921760"/>s indicadas para aplicar la paralelización.</text:p>
      <text:p text:style-name="P1">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9"><text:change-start text:change-id="ct27921136"/></text:p>
      <text:p text:style-name="P44">3.1.1 <text:span text:style-name="T29">Proceso de o</text:span>ptimización</text:p>
      <text:p text:style-name="P44"/>
      <text:p text:style-name="P46"><text:change-end text:change-id="ct27921136"/><text:change-start text:change-id="ct27914928"/><text:span text:style-name="T30">Garg y Sharapov en su trabajo “Techniques for Optimizing Applications: High Performance Computing” [referencia] nos indican que </text:span><text:change-end text:change-id="ct27914928"/><text:change-start text:change-id="ct27917440"/><text:span text:style-name="T30">d</text:span><text:change-end text:change-id="ct27917440"/><text:change-start text:change-id="ct27894048"/>ependiendo del proposito de una aplicación y como será utilizada<text:change-end text:change-id="ct27894048"/><text:change-start text:change-id="ct27925840"/>, podemos observar que hay tres principios <text:span text:style-name="T30">de la </text:span>optimización del desempeño <text:span text:style-name="T30">que son </text:span>comunes:</text:p>
      <text:p text:style-name="P45"/>
      <text:list xml:id="list3447963629898810888" text:style-name="L1">
        <text:list-item>
          <text:p text:style-name="P75">Res<text:change-end text:change-id="ct27925840"/><text:change-start text:change-id="ct27931712"/>olver el problema mas rápido</text:p>
        </text:list-item>
        <text:list-item>
          <text:p text:style-name="P75">Resolver un problema mas grande en el mismo tiempo</text:p>
        </text:list-item>
        <text:list-item>
          <text:p text:style-name="P75">Resolver el mismo problema en el mismo tiempo pero utilizando <text:change-end text:change-id="ct27931712"/><text:change-start text:change-id="ct27931904"/>una cantidad menor de recursos del sistema</text:p>
        </text:list-item>
      </text:list>
      <text:p text:style-name="P45"/>
      <text:p text:style-name="P47"><text:change-end text:change-id="ct27931904"/><text:change-start text:change-id="ct27936720"/><text:soft-page-break/>En aplicaciones de HPC, obtener resultados mas rápido <text:change-end text:change-id="ct27936720"/><text:change-start text:change-id="ct27936912"/>es crucial para los usuarios. Por ejemplo, <text:change-end text:change-id="ct27936912"/><text:change-start text:change-id="ct27937104"/>para un ingeniero representa una diferencia considerable si <text:change-end text:change-id="ct27937104"/><text:change-start text:change-id="ct27937296"/>puede repetir una simulación en el transcurso de una noche en lugar de esperar varios días para que la simulación termine, tiempo que puede ser aprovechado para modificar el diseño<text:change-end text:change-id="ct27937296"/><text:change-start text:change-id="ct27934288"/>.</text:p>
      <text:p text:style-name="P47"><text:change-end text:change-id="ct27934288"/><text:change-start text:change-id="ct27938656"/>Por otro lado, el resolver un problema mas grande en el mismo tiempo puede ser la meta.<text:change-end text:change-id="ct27938656"/><text:change-start text:change-id="ct27937488"/> Por ejemplo, un meteorologo necesita completar simulaciones de sus modelos de clima en un tiempo especificado. La mejora del desempeño <text:change-end text:change-id="ct27937488"/><text:change-start text:change-id="ct27937680"/>puede ser el permitirle al meteorologo usar conjuntos de datos mas grandes <text:span text:style-name="T31">en el mismo tiempo de ejec</text:span><text:change-end text:change-id="ct27937680"/><text:change-start text:change-id="ct27938384"/><text:span text:style-name="T31">ución para obtener previsiones del clima mas precisas</text:span><text:change-end text:change-id="ct27938384"/><text:change-start text:change-id="ct27939584"/><text:span text:style-name="T31">.</text:span></text:p>
      <text:p text:style-name="P48">Y en el caso de que tanto el tamaño del problema como el tiempo de ejecución <text:change-end text:change-id="ct27939584"/><text:change-start text:change-id="ct27920304"/>se deban mantener constantes, una aplicación optimizada consumirá menos recursos para completar su ejecución.</text:p>
      <text:p text:style-name="P48"><text:change-end text:change-id="ct27920304"/><text:change-start text:change-id="ct27939872"/></text:p>
      <text:p text:style-name="P49">Siguiendo la explicación de Garg y Sharapov [ref], podemos ver en la figura 3.aa <text:span text:style-name="T32">que </text:span>el pro<text:change-end text:change-id="ct27939872"/><text:change-start text:change-id="ct27936352"/>ceso de optimización tiene algunas etapas fundament<text:change-end text:change-id="ct27936352"/><text:change-start text:change-id="ct27941200"/>ales: <text:span text:style-name="T32">desarrollo de la aplicación (</text:span>program<text:span text:style-name="T32">ación y portabilidad), optimización serial, y optimización paralela</text:span><text:change-end text:change-id="ct27941200"/><text:change-start text:change-id="ct27942048"/><text:span text:style-name="T32">.</text:span><text:change-end text:change-id="ct27942048"/><text:change-start text:change-id="ct27938048"/></text:p>
      <text:p text:style-name="P49"/>
      <text:p text:style-name="P73">Figura 3.aa (pag 51 garg y sharapov)</text:p>
      <text:p text:style-name="P49"/>
      <text:p text:style-name="P50"><text:change-end text:change-id="ct27938048"/><text:change-start text:change-id="ct27940304"/>La primer etapa <text:change-end text:change-id="ct27940304"/><text:change-start text:change-id="ct27873024"/><text:span text:style-name="T33">abarca</text:span><text:change-end text:change-id="ct27873024"/><text:change-start text:change-id="ct27872576"/> el desarrollo de la aplicación, es decir, elección de algoritmos y estructuras de datos para resolver el problema. En el caso de este trabajo de Tesis esa etapa fue llevad<text:change-end text:change-id="ct27872576"/><text:change-start text:change-id="ct27872768"/>a a cabo por el autor de la aplicación en que basamos nu<text:change-end text:change-id="ct27872768"/><text:change-start text:change-id="ct27944992"/>estro estudio.</text:p>
      <text:p text:style-name="P50">Las etapas de optimización serial y optimización paralela son las que serán explicadas brevemente en esta subsección.</text:p>
      <text:p text:style-name="P51">Una decisión importante que se debe tomar al optimizar, es <text:span text:style-name="T34">contemplar</text:span> que plataforma o <text:span text:style-name="T34">conjunto de ellas implementará la aplicación</text:span>. Esta decisión <text:span text:style-name="T34">incluye</text:span> seleccionar la versión de Sistema Operativo y determinar si la aplicación <text:span text:style-name="T33">correrá</text:span> en modo de 32-bit o 64-bit. <text:span text:style-name="T35">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51"/>
      <text:p text:style-name="P52"><text:change-end text:change-id="ct27944992"/><text:change-start text:change-id="ct27874336"/>También se debe seleccionar un conjunto de casos para <text:change-end text:change-id="ct27874336"/><text:change-start text:change-id="ct27944320"/>llevar a cabo <text:span text:style-name="T37">pruebas</text:span> de tiempo. Puede ser necesario <text:span text:style-name="T36">que este conjunto sea</text:span> diferente a los utilizados para validar el programa.<text:change-end text:change-id="ct27944320"/><text:change-start text:change-id="ct27935776"/> <text:span text:style-name="T38">Los casos de test para </text:span><text:change-end text:change-id="ct27935776"/><text:change-start text:change-id="ct27941392"/><text:span text:style-name="T38">el cronometraje de tiempo podrían ser varios benchmarks que representan</text:span><text:change-end text:change-id="ct27941392"/><text:change-start text:change-id="ct27945568"/><text:span text:style-name="T38"> adecuadamente el uso del programa. Utilizamos estos benchmarks para medir el desempeño de </text:span><text:change-end text:change-id="ct27945568"/><text:change-start text:change-id="ct27946416"/><text:span text:style-name="T38">la linea de base, de manera de disponer de datos fiables para utilizar mas tarde en las comparaciones de código optimizado y código original. De esta manera, el efecto de la opt</text:span><text:change-end text:change-id="ct27946416"/><text:change-start text:change-id="ct27945264"/><text:span text:style-name="T38">imización se puede medir.</text:span></text:p>
      <text:p text:style-name="P52"/>
      <text:p text:style-name="P53">3.1.1.1 Optimización Serial</text:p>
      <text:p text:style-name="P53"/>
      <text:p text:style-name="P54"><text:change-end text:change-id="ct27945264"/><text:change-start text:change-id="ct27873456"/>La Optimización Serial es un proceso iterativo que involucra medir repetidamente un programa<text:change-end text:change-id="ct27873456"/><text:change-start text:change-id="ct27946608"/> seguido<text:change-end text:change-id="ct27946608"/><text:change-start text:change-id="ct27874864"/> por la optimización de sus partes críticas de rendimiento. La figura 3.<text:change-end text:change-id="ct27874864"/><text:change-start text:change-id="ct27958672"/>bb <text:s/>resume las tareas de optimización y da un diagrama de flujo simplificado para el proceso de optimización serial.</text:p>
      <text:p text:style-name="P54"/>
      <text:p text:style-name="P54">Figura 3.bb (pag 52 garg y sharapov)</text:p>
      <text:p text:style-name="P54"/>
      <text:p text:style-name="P78"><text:change-end text:change-id="ct27958672"/><text:change-start text:change-id="ct52899632"/>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78"><text:soft-page-break/>Luego de esto se debe verificar que los resultados preservan la correctitud del programa. Este paso incluye verificar que el programa realiza llamadas a las Interfaces de Programación de Aplicación (APIs sus siglas en Ingles) <text:span text:style-name="T39">adecuadas</text:span> en las librerías optimizadas. <text:span text:style-name="T39">Además, es recomendable que sea medido el desempeño del programa para verificar que ha mejorado.</text:span></text:p>
      <text:p text:style-name="P78"/>
      <text:p text:style-name="P90">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40">y las mejoras resultantes de desempeño pueden ser significativas. Otra técnica muy útil para identificar estas partes de código críticas es el monitoreo de la actividad del sistema y el uso de los recursos del sistema. </text:span></text:p>
      <text:p text:style-name="P83"/>
      <text:p text:style-name="P61"><text:change-end text:change-id="ct52899632"/><text:change-start text:change-id="ct51731504"/>cap 4 <text:span text:style-name="T44">g&amp;sh</text:span>-------</text:p>
      <text:p text:style-name="P60">El primer paso en el proceso de afinación de la aplicación es cuantificar su desempeño. <text:span text:style-name="T45">Este paso es alcanzado usualmente estableciendo un desempeño base y fijando expectativas apropiadas de cuanta mejora en el desempeño es razonable alcanzar.</text:span></text:p>
      <text:p text:style-name="P62">Para programas cientificos, la métricas de mayor interés son usualmente el tiempo reloj (tiempo de respuesta) de un solo trabajo y aquellos que relacionan el desempeño de la aplicación a picos teóricos de desempeño de la CPU.</text:p>
      <text:p text:style-name="P63">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2686669288910198430" text:style-name="L2">
        <text:list-item>
          <text:p text:style-name="P76">Seleccionar cuidadosamente los conjuntos de datos a utilizar. Deben representar adecuadamente el uso de la aplicación.</text:p>
        </text:list-item>
        <text:list-item>
          <text:p text:style-name="P74"><text:bookmark text:name="result_box"/><text:change-end text:change-id="ct51731504"/><text:change-start text:change-id="ct27961392"/>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76"><text:change-end text:change-id="ct27961392"/><text:change-start text:change-id="ct27961696"/>Siempre que sea pos<text:change-end text:change-id="ct27961696"/><text:change-start text:change-id="ct27961888"/>ible, ejecutar los benchmarks desde un sistema de archivos tipo tmpfs (/tmp) o algún sistema de archivos montado localmente. Ejecutar <text:change-end text:change-id="ct27961888"/><text:change-start text:change-id="ct27962080"/>una aplicación desde un sistema de archivos montado por red <text:change-end text:change-id="ct27962080"/><text:change-start text:change-id="ct27962384"/>introduce efectos de red irreproducibles en el tiempo de ejecución.</text:p>
        </text:list-item>
        <text:list-item>
          <text:p text:style-name="P76">Actividades de paginad<text:change-end text:change-id="ct27962384"/><text:change-start text:change-id="ct27967840"/>o y swapeo deben ser monitoreadas mientras se ejecuta el benchmark, ya que estas pueden <text:change-end text:change-id="ct27967840"/><text:change-start text:change-id="ct27961136"/>desvirtuar completamente la medición.</text:p>
        </text:list-item>
        <text:list-item>
          <text:p text:style-name="P76"><text:change-end text:change-id="ct27961136"/><text:change-start text:change-id="ct26616784"/>Las mediciones de “respuesta del programa” deben ser desempeñadas en una manera dedicada<text:change-end text:change-id="ct26616784"/><text:change-start text:change-id="ct27969072"/>, sin otros programas o aplicaciones ejecutandose.</text:p>
        </text:list-item>
        <text:list-item>
          <text:p text:style-name="P76">Las caracteristicas del sistema deben ser registradas y guardadas.</text:p>
        </text:list-item>
      </text:list>
      <text:p text:style-name="P86"><text:change-end text:change-id="ct27969072"/><text:change-start text:change-id="ct27968464"/></text:p>
      <text:p text:style-name="P86"><text:change-end text:change-id="ct27968464"/><text:change-start text:change-id="ct31340048"/>Antes de analizar el desempeño de la aplicación, uno debe identificar los parametros que deben ser medidos y elegir herramientas acordes a las mediciones.</text:p>
      <text:p text:style-name="P86">Las herramientas de medición de desempeño pueden ser divididas en tres grupos basados en su función:</text:p>
      <text:list xml:id="list2426191476424861647" text:style-name="L3">
        <text:list-item>
          <text:p text:style-name="P87">Herramientas de temporizador, que miden el tiempo utilizado por un programa de usuario o sus partes. Pueden ser herramientas de linea de comando o funciones dentro del programa.</text:p>
        </text:list-item>
        <text:list-item>
          <text:p text:style-name="P87">Herramientas de perfilado, que utilizan resultados de tiempo para identificar las partes de mayor utilización de una aplicación.</text:p>
        </text:list-item>
        <text:list-item>
          <text:p text:style-name="P87">Herramientas de monitoreo, que miden la utilización de varios recursos del sistema para identificar “cuellos de botella” que ocurren durante la ejecución.</text:p>
        </text:list-item>
      </text:list>
      <text:p text:style-name="P88"><text:soft-page-break/>Existen otras formas de categorizar estas herramientas, como puede ser basados en los requerimientos para su uso (herramientas que operan con binarios optimizados, o que requieren insertarse en el código fuente, etc), o incluso dividirlas en dos grupos:</text:p>
      <text:list xml:id="list4948433320101244489" text:style-name="L4">
        <text:list-item>
          <text:p text:style-name="P89"><text:span text:style-name="T47">Herramientas de medición de desempeño lineal</text:span></text:p>
        </text:list-item>
        <text:list-item>
          <text:p text:style-name="P89"><text:span text:style-name="T47">Herramientas de medición de desempeño paralelo.</text:span></text:p>
        </text:list-item>
      </text:list>
      <text:p text:style-name="P81">Continua pag 10<text:span text:style-name="T48">7</text:span> -----</text:p>
      <text:p text:style-name="P82">------ <text:span text:style-name="T48">herramientas seriales </text:span><text:change-end text:change-id="ct31340048"/><text:change-start text:change-id="ct50704016"/><text:span text:style-name="T48">–</text:span><text:change-end text:change-id="ct50704016"/><text:change-start text:change-id="ct50309712"/><text:span text:style-name="T48"> time 107 y 108 </text:span><text:change-end text:change-id="ct50309712"/><text:change-start text:change-id="ct40903584"/><text:span text:style-name="T48">–</text:span><text:change-end text:change-id="ct40903584"/><text:change-start text:change-id="ct49342096"/><text:span text:style-name="T48"> profiling/gprof 118 a 121 </text:span><text:change-end text:change-id="ct49342096"/><text:change-start text:change-id="ct52888256"/><text:span text:style-name="T48">–</text:span><text:change-end text:change-id="ct52888256"/><text:change-start text:change-id="ct40898144"/><text:span text:style-name="T48"> monitoreo de sistema vmstat 132 <text:s/></text:span></text:p>
      <text:p text:style-name="P82"><text:span text:style-name="T48">(¿ optimización de loop, de código? Caps 8 y 9)</text:span></text:p>
      <text:p text:style-name="P86"><text:change-end text:change-id="ct40898144"/></text:p>
      <text:p text:style-name="P84"/>
      <text:p text:style-name="P55"><text:change-start text:change-id="ct50377728"/></text:p>
      <text:p text:style-name="P56">3.1.1.2 Optimización Paralela</text:p>
      <text:p text:style-name="P56"/>
      <text:p text:style-name="P56">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56"/>
      <text:p text:style-name="P56">Figura 3.cc (garg &amp; sharapov pag 55)</text:p>
      <text:p text:style-name="P56"/>
      <text:p text:style-name="P56">El primer paso es elegir un modelo, identificar que partes del programa deben ser paralelizadas y determinar como <text:span text:style-name="T42">dividir</text:span> la carga de trabajo computacional entre los diferentes procesadores. <text:span text:style-name="T42">Dividir</text:span> la carga de trabajo computacional es crucial para el desempeño, ya que determina <text:span text:style-name="T41">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56"/>
      <text:p text:style-name="P57">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2">M</text:span>inimizar el des<text:span text:style-name="T42">equilibrio</text:span> de cargas <text:span text:style-name="T42">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57"/>
      <text:p text:style-name="P58">Los cuellos de botella de un programa paralelo pueden ser muy diferentes de los presentes en una versión serial del mismo programa. Además de gastos extras específicos de la paralelización, <text:span text:style-name="T43">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27">adelante-atrás</text:span><text:span text:style-name="T43">. En consecuencia, la etapa de sustitución adelante-atrás apenas se nota en el programa serial, y el </text:span><text:soft-page-break/><text:span text:style-name="T43">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59"/>
      <text:p text:style-name="P85"><text:change-end text:change-id="ct50377728"/><text:change-start text:change-id="ct50303664"/>Caps 10 – 11 – 12 – 14 ?</text:p>
      <text:p text:style-name="P85"/>
      <text:p text:style-name="P91"><text:change-end text:change-id="ct50303664"/></text:p>
      <text:p text:style-name="P6"/>
      <text:p text:style-name="P6">3.<text:span text:style-name="T4">2</text:span> Análisis de la aplicación.</text:p>
      <text:p text:style-name="P6"/>
      <text:p text:style-name="P10">-Vista inicial</text:p>
      <text:p text:style-name="P2">Lo primero que <text:span text:style-name="T1">haremos es analizar la aplicación para poder proceder con la optimización de la misma y su paralelización. Como explican Garg y Sharapov [ref Techniques for Optimizing Apps: HPC],</text:span><text:change-start text:change-id="ct27974208"/><text:span text:style-name="T1"> SACARLO A LA SUBSECCION DE OPTIMIZACION</text:span><text:change-end text:change-id="ct27974208"/><text:span text:style-name="T1"> debemos identificar la plataforma en que corre la aplicación (o </text:span><text:change text:change-id="ct27974800"/><text:span text:style-name="T1">correra), determinando versión de SO y arquitectura. La aplicación recibida fue ampliamente utilizada en arquitectura x86 de 32 bits, bajo SO GNU/Linux, específicamente CentOS. Obtuvimos resultados base de comparación de ejecuciones de la aplicación bajo este entorno para tener como referencia, y fue indicado por quien es autor de la aplicación que la misma es totalmente determinística, con lo cual la aplicación con los datos de entrada provistos</text:span><text:change-start text:change-id="ct27977632"/><text:span text:style-name="T1">,</text:span><text:change-end text:change-id="ct27977632"/><text:span text:style-name="T1"> debía dar los mismos resultados ejecución tras ejecución.</text:span></text:p>
      <text:p text:style-name="P19">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text:span text:style-name="T49">análisis</text:span> propiamente dicho de la aplicación. </text:p>
      <text:p text:style-name="P12">En nuestro caso, <text:span text:style-name="T6">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3">Contaremos con dos casos de test provistos por el creador de la aplicación, los cuales particularmente se identifican por <text:span text:style-name="T7">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20">Estos valores también definen unas variables globales comunes de la aplicación llamadas “maxir” y “maxio” que se setean a nr+1 y no+1 respectivamente. Los valores están codificados directamente en la 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p>
      <text:p text:style-name="P14">La obtención de los valores de entrada para las simulaciones a partir de un archivo de texto tampoco se modificó por lo explicado en el párrafo anterior.</text:p>
      <text:p text:style-name="P14"/>
      <text:p text:style-name="P14"/>
      <text:p text:style-name="P12"/>
      <text:p text:style-name="P10"><text:span text:style-name="T10">3.2.1 </text:span>Análisis de gprof</text:p>
      <text:p text:style-name="P14">Previo a comenzar la optimización lineal realizamos análisis de la aplicación con gprof para poder comparar los principales puntos de consumo de tiempo previo a la optimización lineal y luego de la <text:soft-page-break/>misma y ver si se mantienen la tendencia de cual rutina seleccionar para paralelización y además observar si se ve muy alterado el comportamiento de la aplicación con la optimización lineal.</text:p>
      <text:p text:style-name="P14">Los datos obtenidos por gprof en este estado se pueden observar en la figura 3.x</text:p>
      <text:p text:style-name="P14"/>
      <text:p text:style-name="P14"/>
      <text:p text:style-name="P14"><text:tab/><text:tab/><text:tab/><text:tab/><text:span text:style-name="T8">Agregar imagen 3.x</text:span></text:p>
      <text:p text:style-name="P10"/>
      <text:p text:style-name="P15">Como vemos la rutina mas “pesada” de la aplicación resulta ser estela con <text:span text:style-name="T9">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10"/>
      <text:p text:style-name="P10"/>
      <text:p text:style-name="P10">-Selección estrategia de optimización</text:p>
      <text:p text:style-name="P16">Según el siguiente gráfico de <text:span text:style-name="T1">Garg y Sharapov [ref Techniques for Optimizing Apps: HPC] </text:span></text:p>
      <text:p text:style-name="P16"/>
      <text:p text:style-name="P16"><text:tab/><text:tab/><text:tab/><text:tab/>imagen 3.x del pdf de estos muchachos <text:span text:style-name="T11">(figura 1-1, hoja 51 del pdf)</text:span></text:p>
      <text:p text:style-name="P16"/>
      <text:p text:style-name="P16">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17">En las siguientes secciones veremos como realizamos estas dos etapas del proceso para obtener nuestra aplicación de estudio optimizada paralelamente.</text:p>
      <text:p text:style-name="P6"/>
      <text:p text:style-name="P6">3.<text:span text:style-name="T4">3</text:span> Optimización lineal del código Fortran.</text:p>
      <text:p text:style-name="P18">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21"/>
      <text:p text:style-name="P21">3.3.1 Análisis del acceso a datos de la aplicación</text:p>
      <text:p text:style-name="P21">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21"/>
      <text:p text:style-name="P65">h4ndr3s@gondolin:~/pruebas/oldone$ ls</text:p>
      <text:p text:style-name="P65">alfa.txt <text:s text:c="3"/><text:tab/>cp2.txt <text:s text:c="5"/><text:tab/>integ1.txt <text:s text:c="8"/><text:tab/><text:tab/>vel02int.txt</text:p>
      <text:p text:style-name="P65">arco.txt <text:s text:c="3"/><text:tab/>cpei.plt <text:s text:c="4"/><text:tab/>integ2.txt <text:s text:c="8"/><text:tab/><text:tab/>vel02pvn.txt</text:p>
      <text:p text:style-name="P65">cindg.tmp <text:s text:c="2"/><text:tab/>cpei.txt <text:s text:c="4"/><text:tab/>invisidos2fin.for <text:s/><text:tab/>velcapae.txt</text:p>
      <text:p text:style-name="P65">circo.txt <text:s text:c="2"/><text:tab/>cr.txt <text:s text:c="6"/><text:tab/>invisidosExe* <text:s text:c="10"/><text:tab/>velcapai.txt</text:p>
      <text:p text:style-name="P65"><text:soft-page-break/>cix1.tmp <text:s text:c="3"/><text:tab/>entvis2f.in <text:s/><text:tab/>invisidosExegprof <text:s text:c="4"/><text:tab/>velindad.plt</text:p>
      <text:p text:style-name="P65">cix2.tmp <text:s text:c="3"/><text:tab/>estel1.txt <text:s text:c="2"/><text:tab/>palas.plt <text:s text:c="9"/><text:tab/><text:tab/>velindad.txt</text:p>
      <text:p text:style-name="P65">ciy1.tmp <text:s text:c="3"/><text:tab/>estel2.txt <text:s text:c="2"/><text:tab/>palest.plt <text:s text:c="8"/><text:tab/><text:tab/>velpotad.txt</text:p>
      <text:p text:style-name="P65">ciy2.tmp <text:s text:c="3"/><text:tab/>estel3.txt <text:s text:c="2"/><text:tab/>panel.plt <text:s text:c="9"/><text:tab/><text:tab/>velresad.plt</text:p>
      <text:p text:style-name="P65">ciz1.tmp <text:s text:c="3"/><text:tab/>fuerza.plt <text:s text:c="2"/><text:tab/>panel.txt <text:s text:c="9"/><text:tab/><text:tab/>veltotal.txt</text:p>
      <text:p text:style-name="P65">ciz2.tmp <text:s text:c="3"/><text:tab/>fzas.txt <text:s text:c="4"/><text:tab/>pres.plt <text:s text:c="10"/><text:tab/><text:tab/>velxyz.txt</text:p>
      <text:p text:style-name="P65">co.txt <text:s text:c="5"/><text:tab/>gama.txt <text:s text:c="4"/><text:tab/>salida2.out <text:s text:c="7"/><text:tab/><text:tab/>vix.txt</text:p>
      <text:p text:style-name="P65">coefg.tmp <text:s text:c="2"/><text:tab/>gdifo.out <text:s text:c="3"/><text:tab/>subr.out <text:s text:c="10"/><text:tab/><text:tab/>viy.txt</text:p>
      <text:p text:style-name="P65">coefp.txt <text:s text:c="2"/><text:tab/>gdifr.out <text:s text:c="3"/><text:tab/>vector.plt <text:s text:c="8"/><text:tab/><text:tab/>viz.txt</text:p>
      <text:p text:style-name="P65">coord.txt <text:s text:c="2"/><text:tab/>gmon.out <text:s text:c="4"/><text:tab/>vel01ext.txt <text:s text:c="6"/><text:tab/><text:tab/>vn.txt</text:p>
      <text:p text:style-name="P65">cp075c.txt <text:s/><text:tab/>go.out <text:s text:c="6"/><text:tab/>vel01int.txt</text:p>
      <text:p text:style-name="P65">cp1.txt <text:s text:c="4"/><text:tab/>gr.out <text:s text:c="6"/><text:tab/>vel02ext.txt</text:p>
      <text:p text:style-name="P21"/>
      <text:p text:style-name="P22">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23">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23"/>
      <text:p text:style-name="P23"><text:tab/><text:tab/><text:tab/>Agregar Tabla 3.y de archivos y subrutinas y sus operaciones</text:p>
      <text:p text:style-name="P23"/>
      <text:p text:style-name="P25">Para Fortran los archivos escritos en disco son External Files, pero también podemos llevarlos en Internal Files, que <text:span text:style-name="T19">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p>
      <text:p text:style-name="P24">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26">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26"/>
      <text:p text:style-name="P27">Imagen 3.xxx mostraría:</text:p>
      <text:p text:style-name="P30"><text:s text:c="6"/>open(unit=15,file='subr.out')</text:p>
      <text:p text:style-name="P30"><text:s text:c="6"/>...</text:p>
      <text:p text:style-name="P29"><text:s text:c="6"/>write(15,1)</text:p>
      <text:p text:style-name="P29"><text:s text:c="6"/>write(6,1)</text:p>
      <text:p text:style-name="P27"/>
      <text:p text:style-name="P28">Imagen 3.xx<text:span text:style-name="T18">y</text:span> mostraría:</text:p>
      <text:p text:style-name="P30"><text:s text:c="6"/>character subrout(500)*60</text:p>
      <text:p text:style-name="P30"><text:soft-page-break/><text:s text:c="6"/>...</text:p>
      <text:p text:style-name="P29"><text:s text:c="6"/>write(subrout(nsubr),1)</text:p>
      <text:p text:style-name="P29"><text:s text:c="6"/>nsubr=nsubr+1</text:p>
      <text:p text:style-name="P29">! <text:s text:c="5"/>write(15,1)</text:p>
      <text:p text:style-name="P29"><text:s text:c="6"/>write(6,1)</text:p>
      <text:p text:style-name="P26"/>
      <text:p text:style-name="P31">Como se ve reemplazamos el archivo “subr.out” representado por el identificador de unidad 15 por el Internal File denominado subrout.</text:p>
      <text:p text:style-name="P30">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2">En la <text:span text:style-name="T20">tabla </text:span>3.yy vemos como quedan las equivalencias de los External Files y su correspondiente cambio a Internal File.</text:p>
      <text:p text:style-name="P32"/>
      <text:p text:style-name="P30"><text:tab/><text:tab/><text:span text:style-name="T20">Tabla 3.yy con tabla de External a Internal file</text:span></text:p>
      <text:p text:style-name="P31"/>
      <text:p text:style-name="P33">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4">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35">Antes de realizar el cambio directamente, debemos analizar que estructura será la mas adecuada para llevar los resultados, ya que los archivos TMP son binarios y sin formato, llevando valores calculados de una subrutina a otra.</text:p>
      <text:p text:style-name="P72">–---Mostrar análisis de circulac donde se escriben coefg.tmp y cindg.tmp. Análisis de los “bucles” do que generan los archivos que nos decantan por arrays de “real*8” con npan posiciones.</text:p>
      <text:p text:style-name="P36">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start text:change-id="ct27982368"/></text:p>
      <text:p text:style-name="P40">La subrutina circulac<text:change-end text:change-id="ct27982368"/><text:change-start text:change-id="ct27982560"/>, como indica en sus comentarios realiza el “calculo de la circulación asociada a la estela y a cada anillo vorticoso”.<text:change-end text:change-id="ct27982560"/><text:change-start text:change-id="ct26856816"/> Está dividida en tres partes, siendo la primer parte la que realiza la escritura de los archivos coefg.tmp y cindg.tmp, y donde para estos cálculos lee los archivos tmp <text:change-end text:change-id="ct26856816"/><text:change-start text:change-id="ct26857008"/>cix2.tmp, ciy2.tmp y ciz2.tmp, de los cuales nos encargaremos mas adelante. La segunda parte <text:change-end text:change-id="ct26857008"/><text:change-start text:change-id="ct26860096"/>realiza la resolución de un sistema de npa*npa ecuaciones algebraicas<text:change-end text:change-id="ct26860096"/><text:change-start text:change-id="ct26860288"/> y lo hace llamando a la subrutina solgauss que veremos a continuación.<text:change-end text:change-id="ct26860288"/><text:change-start text:change-id="ct26858336"/> En la tercer parte con los resultados obtenidos se calculan otros valores que se escriben en otros archivo<text:change-end text:change-id="ct26858336"/><text:change-start text:change-id="ct26858528"/>s de resultados.<text:change-end text:change-id="ct26858528"/></text:p>
      <text:p text:style-name="P36">Como la subrutina “circulac” es la que crea los archivos coefg.tmp y cindg.tmp analizamos las estructuras de control utilizadas para generar dichos archivos. En el siguiente extracto de código <text:soft-page-break/>observamos las estructuras DO <text:span text:style-name="T22">mencionadas que aparecen al principio de “circulac” [Prado2005 – lineas 2806-2841]:</text:span></text:p>
      <text:p text:style-name="P36"/>
      <text:p text:style-name="P67"><text:s text:c="6"/>do 1 npa=1,npan</text:p>
      <text:p text:style-name="P67"><text:s text:c="6"/>do 2 nv =1,npan <text:s/></text:p>
      <text:p text:style-name="P67"><text:s text:c="6"/>[...]</text:p>
      <text:p text:style-name="P67"><text:s text:c="6"/>coefg= sumbcx*vnx(npa)+sumbcy*vny(npa)+sumbcz*vnz(npa) </text:p>
      <text:p text:style-name="P67"><text:s text:c="6"/>write(40)coefg</text:p>
      <text:p text:style-name="P67"><text:s text:c="4"/>2 continue </text:p>
      <text:p text:style-name="P67"><text:s text:c="6"/>[...] <text:s text:c="5"/></text:p>
      <text:p text:style-name="P67"><text:s text:c="6"/>cindg= (-1.)*(vtgx(npa,1)*vnx(npa)+vtgy(npa,1)*vny(npa)+</text:p>
      <text:p text:style-name="P67"><text:s text:c="5"/>&amp; <text:s text:c="13"/>UU*vnz(npa))</text:p>
      <text:p text:style-name="P67"><text:s text:c="6"/>write(41)cindg</text:p>
      <text:p text:style-name="P67"><text:s text:c="4"/>1 continue</text:p>
      <text:p text:style-name="P36"/>
      <text:p text:style-name="P37">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37">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37"/>
      <text:p text:style-name="P68"><text:s text:c="6"/>implicit real*8 (a-h,o-z)</text:p>
      <text:p text:style-name="P36"/>
      <text:p text:style-name="P37">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37"/>
      <text:p text:style-name="P69"><text:s text:c="6"/>real*8 test4(npan),test5(npan*npan)</text:p>
      <text:p text:style-name="P36"/>
      <text:p text:style-name="P38">siendo test4 el internal file para cindg.tmp y test5 el internal file para coefg.tmp.</text:p>
      <text:p text:style-name="P41"><text:change-start text:change-id="ct26860992"/>Ahora debemos reemplazar <text:change-end text:change-id="ct26860992"/><text:change-start text:change-id="ct27894400"/>las escrituras de los archivos binarios en disco con los internal files de la siguiente manera, donde <text:change-end text:change-id="ct27894400"/><text:change-start text:change-id="ct26862864"/>existían las siguientes escrituras:</text:p>
      <text:p text:style-name="P41"/>
      <text:p text:style-name="P66">write(40)coefg</text:p>
      <text:p text:style-name="P66">write(41)cindg</text:p>
      <text:p text:style-name="P66"/>
      <text:p text:style-name="P41">reemplazamos con el siguiente código:</text:p>
      <text:p text:style-name="P41"/>
      <text:p text:style-name="P66">test5(incoefg)=coefg</text:p>
      <text:p text:style-name="P66">test4(npa)=cindg</text:p>
      <text:p text:style-name="P41"><text:change-end text:change-id="ct26862864"/><text:change-start text:change-id="ct26864160"/></text:p>
      <text:p text:style-name="P41"><text:soft-page-break/>respectivamente. La variable “incoefg” es utilizada para marcar la posición en el array de npan*npan elementos<text:change-end text:change-id="ct26864160"/><text:change-start text:change-id="ct26861760"/>, <text:span text:style-name="T28">internal file test5,</text:span><text:change-end text:change-id="ct26861760"/><text:change-start text:change-id="ct26864352"/> por cada vez <text:span text:style-name="T26">que entramos en el bucle interior, como es un array de una dimensión (igual al archivo binario que reemplaza) es necesario tener guardada la ultima posición por cada iteración del bucle externo. Para el internal file test4 que reemplaza a cindg.tmp con utilizar la variable “npan” es suficiente, ya que lleva exactamente la posición en el array por cada iteración (es la variable de control).</text:span></text:p>
      <text:p text:style-name="P43"><text:change-end text:change-id="ct26864352"/></text:p>
      <text:p text:style-name="P70">----Mostrar análisis de solgauss para mostrar que se utilizan los archivos coefg.tmp y cindg.tmp y una primera vista a la complicación de sus “bucles” de control.</text:p>
      <text:p text:style-name="P42"><text:change-start text:change-id="ct26864544"/>Como explicabamos antes, la <text:change-end text:change-id="ct26864544"/><text:change-start text:change-id="ct26861952"/>segunda parte de “circulac” llama a la subrutina “solgauss”, y previo a esto habiamos dicho que los archivos cindg.tmp y coefg.tmp que estamos reemplazando son escritos por la primera y leidos por la segunda.<text:change-end text:change-id="ct26861952"/><text:change-start text:change-id="ct26864960"/> En “solgauss” el cambio es simple, tenemos dos bucles anidados que iteran de la misma manera que en “circulac<text:change-end text:change-id="ct26864960"/><text:change-start text:change-id="ct26860672"/>” solo que leen los datos almacenados en los archivos TMP. Luego de esto hacen rewind de los archivos para que vuelvan a quedar disponibles para lectura al principio de los mismos. A continuación podemos ver el código:</text:p>
      <text:p text:style-name="P42"/>
      <text:p text:style-name="P71"><text:s text:c="6"/>m=npan+1</text:p>
      <text:p text:style-name="P71"/>
      <text:p text:style-name="P71"><text:s text:c="6"/>do 1 i=1,npan </text:p>
      <text:p text:style-name="P71"><text:s text:c="6"/>do 2 j=1,npan </text:p>
      <text:p text:style-name="P71"><text:s text:c="6"/>read(40)cfg <text:s/></text:p>
      <text:p text:style-name="P71"><text:s text:c="6"/>coefg(i,j)=cfg</text:p>
      <text:p text:style-name="P71"><text:s text:c="4"/>2 continue</text:p>
      <text:p text:style-name="P71"><text:s text:c="6"/>read(41)cig</text:p>
      <text:p text:style-name="P71"><text:s text:c="6"/>coefg(i,m)=cig</text:p>
      <text:p text:style-name="P71"><text:s text:c="4"/>1 continue <text:s/></text:p>
      <text:p text:style-name="P71"/>
      <text:p text:style-name="P71"><text:s text:c="6"/>rewind(40) </text:p>
      <text:p text:style-name="P71"><text:s text:c="6"/>rewind(41)</text:p>
      <text:p text:style-name="P42"><text:change-end text:change-id="ct26860672"/><text:change-start text:change-id="ct26865232"/></text:p>
      <text:p text:style-name="P42">Como vemos <text:change-end text:change-id="ct26865232"/><text:change-start text:change-id="ct26865424"/>aquí se lee<text:change-end text:change-id="ct26865424"/><text:change-start text:change-id="ct26865616"/>n ambos archivos para armar una matriz con la variable denominada coefg, la cual <text:change-end text:change-id="ct26865616"/><text:change-start text:change-id="ct26865808"/>tiene npan filas y npan+1 columnas, almacenando en cada fila en los primeros npan valores los obtenidos de coefg.tmp y en el valor, o columna<text:change-end text:change-id="ct26865808"/><text:change-start text:change-id="ct26863104"/>, npan+1 el obtenido de cindg.tmp.<text:change-end text:change-id="ct26863104"/></text:p>
      <text:p text:style-name="P6"/>
      <text:p text:style-name="P6"/>
      <text:p text:style-name="P6"/>
      <text:p text:style-name="P6">3.<text:span text:style-name="T4">4</text:span> Optimización Paralela para Multiprocesamient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9-15T12:21:00.119481389</dc:date>
    <meta:editing-duration>P1DT1H28M25S</meta:editing-duration>
    <meta:editing-cycles>80</meta:editing-cycles>
    <meta:generator>LibreOffice/4.3.0.4$Linux_X86_64 LibreOffice_project/430m0$Build-4</meta:generator>
    <meta:document-statistic meta:table-count="0" meta:image-count="0" meta:object-count="0" meta:page-count="10" meta:paragraph-count="165" meta:word-count="4649" meta:character-count="30329" meta:non-whitespace-character-count="25339"/>
  </office:meta>
</office:document-meta>
</file>